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b49ca" officeooo:paragraph-rsid="001b49ca"/>
    </style:style>
    <style:style style:name="P2" style:family="paragraph" style:parent-style-name="Standard">
      <style:text-properties officeooo:rsid="001cfb0d" officeooo:paragraph-rsid="001cfb0d"/>
    </style:style>
    <style:style style:name="P3" style:family="paragraph" style:parent-style-name="Standard" style:list-style-name="L1">
      <style:text-properties officeooo:rsid="001b49ca" officeooo:paragraph-rsid="001b49ca"/>
    </style:style>
    <style:style style:name="P4" style:family="paragraph" style:parent-style-name="Standard" style:list-style-name="L1">
      <style:text-properties officeooo:rsid="001f14ef" officeooo:paragraph-rsid="001f14ef"/>
    </style:style>
    <style:style style:name="T1" style:family="text">
      <style:text-properties officeooo:rsid="001cfb0d"/>
    </style:style>
    <style:style style:name="T2" style:family="text">
      <style:text-properties officeooo:rsid="001eb39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icro programa, sistemas que foram criados para evitar aquecimento por maior tensão em circuitos logicos.</text:p>
      <text:p text:style-name="P1">Firmware → camada entre hardware e software, que com micro instruções media o contato entre os dois.</text:p>
      <text:p text:style-name="P1"/>
      <text:p text:style-name="P1"><text:tab/><text:tab/><text:tab/><text:tab/><text:tab/><text:tab/><text:tab/>HUGS</text:p>
      <text:p text:style-name="P1"/>
      <text:p text:style-name="P1">HUGS 98 User manual →<text:span text:style-name="T2"> </text:span>https:/www.haskell.org/hugs</text:p>
      <text:p text:style-name="P1"/>
      <text:list xml:id="list6486731463034986139" text:style-name="L1">
        <text:list-header>
          <text:p text:style-name="P3"/>
        </text:list-header>
        <text:list-item>
          <text:p text:style-name="P3">Procedural → DETALHADO (PASSO A PASSO) → compilada</text:p>
        </text:list-item>
      </text:list>
      <text:p text:style-name="P1"/>
      <text:p text:style-name="P2">linguagens </text:p>
      <text:p text:style-name="P2">declarativas{</text:p>
      <text:list xml:id="list91138714783314" text:continue-numbering="true" text:style-name="L1">
        <text:list-item>
          <text:list>
            <text:list-item>
              <text:list>
                <text:list-item>
                  <text:p text:style-name="P3">Funcional <text:s/>→ Declara a solução como valores <text:s/>a retornar (programa é uma função composta) → não sei a ordem de excução → interpretada(normalmente)</text:p>
                  <text:p text:style-name="P3"/>
                </text:list-item>
                <text:list-item>
                  <text:p text:style-name="P3">Relacional(lógico) → Declara a solução como relação entre entidades do discurso → base de conhecimentos (instruções lógicas) → estrutura de run time (máquina de inferencia) que verifica os resultados das expressoes lógicas → <text:span text:style-name="T1">não sei a ordem de execução pois depende da avaliação das regras de produção (lógicas) → </text:span>interpretada(normalmente)</text:p>
                </text:list-item>
              </text:list>
            </text:list-item>
          </text:list>
        </text:list-item>
      </text:list>
      <text:p text:style-name="P1"><text:tab/><text:tab/><text:span text:style-name="T1">}</text:span></text:p>
      <text:p text:style-name="P1"/>
      <text:list xml:id="list91138926379305" text:continue-numbering="true" text:style-name="L1">
        <text:list-item>
          <text:p text:style-name="P3">Orientado a Objetos → <text:span text:style-name="T1">descreve o problema em termos do próprio problema, ao invés de descreve-lo em termos do próprio problema, ao invés de descrevêlo em termos de um algoritmo que o pc vai rodar</text:span></text:p>
          <text:p text:style-name="P3"/>
          <text:p text:style-name="P3"/>
          <text:p text:style-name="P3"/>
        </text:list-item>
        <text:list-item>
          <text:p text:style-name="P4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1T09:10:57.775423835</meta:creation-date>
    <meta:generator>LibreOffice/4.4.3.2$Linux_X86_64 LibreOffice_project/40m0$Build-2</meta:generator>
    <meta:editing-duration>PT56S</meta:editing-duration>
    <meta:editing-cycles>2</meta:editing-cycles>
    <meta:initial-creator>Douglas </meta:initial-creator>
    <dc:date>2016-03-21T09:11:36.785919165</dc:date>
    <dc:creator>Douglas </dc:creator>
    <meta:document-statistic meta:table-count="0" meta:image-count="0" meta:object-count="0" meta:page-count="1" meta:paragraph-count="17" meta:word-count="168" meta:character-count="1031" meta:non-whitespace-character-count="872"/>
  </office:meta>
</office:document-meta>
</file>